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5cm" fo:min-width="8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456cm" fo:min-width="8.10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5cm" fo:min-width="2.98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cm" svg:height="2cm" svg:x="1.3cm" svg:y="11.1cm">
          <text:p text:style-name="P1"><text:span text:style-name="T1">Unix-like 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cm" svg:height="2cm" svg:x="1.3cm" svg:y="8.6cm">
          <text:p text:style-name="P1"><text:span text:style-name="T1">Language run-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9cm" svg:height="2cm" svg:x="1.3cm" svg:y="6.1cm">
          <text:p text:style-name="P1"><text:span text:style-name="T1">Languag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9cm" svg:height="2cm" svg:x="1.3cm" svg:y="13.6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905cm" svg:height="2.411cm" svg:x="15.667cm" svg:y="1cm">
          <draw:text-box>
            <text:p text:style-name="P3">Production</text:p>
            <text:p text:style-name="P3">environment</text:p>
          </draw:text-box>
        </draw:frame>
        <draw:frame draw:style-name="gr3" draw:text-style-name="P4" draw:layer="layout" svg:width="5.112cm" svg:height="2.411cm" svg:x="3.188cm" svg:y="1cm">
          <draw:text-box>
            <text:p text:style-name="P3">Development</text:p>
            <text:p text:style-name="P3">environment</text:p>
          </draw:text-box>
        </draw:frame>
        <draw:custom-shape draw:style-name="gr2" draw:text-style-name="P2" draw:layer="layout" svg:width="8.9cm" svg:height="2cm" svg:x="1.3cm" svg:y="3.6cm">
          <text:p text:style-name="P1"><text:span text:style-name="T1">DSL expr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9cm" svg:height="2cm" svg:x="13.7cm" svg:y="3.6cm">
          <text:p text:style-name="P1"><text:span text:style-name="T1">Compiled D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9cm" svg:height="2cm" svg:x="13.7cm" svg:y="6.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2.8cm" svg:x="9.9cm" svg:y="3.2cm">
          <text:p text:style-name="P3">Deplo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8T17:58:22.649872630</meta:creation-date>
    <dc:date>2015-08-08T20:28:25.433151211</dc:date>
    <meta:editing-duration>PT16M48S</meta:editing-duration>
    <meta:editing-cycles>30</meta:editing-cycles>
    <meta:generator>LibreOffice/4.4.5.2$Linux_X86_64 LibreOffice_project/40m0$Build-2</meta:generator>
    <meta:document-statistic meta:object-count="10"/>
  </office:meta>
</office:document-meta>
</file>